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ubai Medium" svg:font-family="'Dubai Medium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fo:margin-left="0.0146in" fo:margin-top="0in" fo:margin-bottom="0in" table:align="left" style:writing-mode="lr-tb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0.4792in"/>
    </style:style>
    <style:style style:name="Table1.C" style:family="table-column">
      <style:table-column-properties style:column-width="0.8438in"/>
    </style:style>
    <style:style style:name="Table1.D" style:family="table-column">
      <style:table-column-properties style:column-width="2.5938in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743in" fo:keep-together="auto"/>
    </style:style>
    <style:style style:name="Table1.4" style:family="table-row">
      <style:table-row-properties style:min-row-height="0.2993in" fo:keep-together="auto"/>
    </style:style>
    <style:style style:name="Table1.5" style:family="table-row">
      <style:table-row-properties style:min-row-height="0.3681in" fo:keep-together="auto"/>
    </style:style>
    <style:style style:name="Table1.6" style:family="table-row">
      <style:table-row-properties style:min-row-height="0.8681in" fo:keep-together="auto"/>
    </style:style>
    <style:style style:name="Table1.7" style:family="table-row">
      <style:table-row-properties style:min-row-height="0.5083in" fo:keep-together="auto"/>
    </style:style>
    <style:style style:name="Table1.8" style:family="table-row">
      <style:table-row-properties style:min-row-height="0.5056in" fo:keep-together="auto"/>
    </style:style>
    <style:style style:name="Table1.9" style:family="table-row">
      <style:table-row-properties style:min-row-height="0.6083in" fo:keep-together="auto"/>
    </style:style>
    <style:style style:name="P1" style:family="paragraph" style:parent-style-name="Standard">
      <style:paragraph-properties fo:text-align="start" style:justify-single-word="false"/>
      <style:text-properties officeooo:paragraph-rsid="00001e60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paragraph-rsid="00001e60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001e60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fo:color="#365f91" style:font-name="Liberation Serif" fo:font-weight="bold" officeooo:paragraph-rsid="00001e60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65f91" style:font-name="Liberation Serif" fo:font-weight="bold" officeooo:paragraph-rsid="00001e60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01e60" style:font-size-complex="12pt"/>
    </style:style>
    <style:style style:name="P7" style:family="paragraph" style:parent-style-name="Standard">
      <style:paragraph-properties fo:margin-left="1.5083in" fo:margin-right="0in" fo:text-align="start" style:justify-single-word="false" fo:text-indent="-1.5083in" style:auto-text-indent="false"/>
      <style:text-properties fo:color="#365f91" style:font-name="Liberation Serif" fo:font-weight="bold" officeooo:paragraph-rsid="00001e60" style:font-weight-asian="bold" style:font-size-complex="12pt" style:font-weight-complex="bold"/>
    </style:style>
    <style:style style:name="P8" style:family="paragraph" style:parent-style-name="Standard">
      <style:paragraph-properties fo:margin-left="1.5083in" fo:margin-right="0in" fo:text-align="start" style:justify-single-word="false" fo:text-indent="-1.5083in" style:auto-text-indent="false"/>
      <style:text-properties officeooo:paragraph-rsid="00001e60"/>
    </style:style>
    <style:style style:name="P9" style:family="paragraph" style:parent-style-name="Standard">
      <style:paragraph-properties fo:margin-left="0.6in" fo:margin-right="0in" fo:text-align="start" style:justify-single-word="false" fo:text-indent="-0.6in" style:auto-text-indent="false"/>
      <style:text-properties fo:color="#365f91" style:font-name="Liberation Serif" fo:font-weight="bold" officeooo:paragraph-rsid="00001e60" style:font-weight-asian="bold" style:font-size-complex="12pt" style:font-weight-complex="bold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" officeooo:paragraph-rsid="00001e60"/>
    </style:style>
    <style:style style:name="P11" style:family="paragraph" style:parent-style-name="Standard">
      <style:paragraph-properties fo:margin-left="0.4925in" fo:margin-right="0in" fo:text-align="start" style:justify-single-word="false" fo:text-indent="-1.5083in" style:auto-text-indent="false">
        <style:tab-stops>
          <style:tab-stop style:position="0.5083in"/>
        </style:tab-stops>
      </style:paragraph-properties>
      <style:text-properties officeooo:paragraph-rsid="00001e60"/>
    </style:style>
    <style:style style:name="P12" style:family="paragraph" style:parent-style-name="Standard">
      <style:paragraph-properties fo:margin-left="0.4925in" fo:margin-right="0in" fo:text-align="start" style:justify-single-word="false" fo:text-indent="-1.5083in" style:auto-text-indent="false">
        <style:tab-stops>
          <style:tab-stop style:position="0.5083in"/>
        </style:tab-stops>
      </style:paragraph-properties>
      <style:text-properties style:font-name="Liberation Serif" officeooo:paragraph-rsid="00001e60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2583in"/>
          <style:tab-stop style:position="1.0083in"/>
        </style:tab-stops>
      </style:paragraph-properties>
      <style:text-properties fo:color="#365f91" style:font-name="Liberation Serif" fo:font-weight="bold" officeooo:paragraph-rsid="00001e60" style:font-weight-asian="bold" style:font-size-complex="12pt" style:font-weight-complex="bold"/>
    </style:style>
    <style:style style:name="P14" style:family="paragraph" style:parent-style-name="Title" style:master-page-name="Standard">
      <style:paragraph-properties fo:text-align="center" style:justify-single-word="false" style:page-number="auto"/>
      <style:text-properties officeooo:paragraph-rsid="00001e60"/>
    </style:style>
    <style:style style:name="P15" style:family="paragraph" style:parent-style-name="Standard" style:list-style-name="WWNum1">
      <style:paragraph-properties fo:text-align="start" style:justify-single-word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officeooo:paragraph-rsid="0001ef3f"/>
    </style:style>
    <style:style style:name="P16" style:family="paragraph" style:parent-style-name="Standard" style:list-style-name="WWNum1">
      <style:paragraph-properties fo:line-height="100%" fo:text-align="start" style:justify-single-word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officeooo:paragraph-rsid="0001ef3f"/>
    </style:style>
    <style:style style:name="P17" style:family="paragraph" style:parent-style-name="Standard">
      <style:paragraph-properties fo:text-align="start" style:justify-single-word="false"/>
      <style:text-properties fo:color="#365f91" style:font-name="Liberation Serif" fo:font-weight="bold" officeooo:paragraph-rsid="00001e60" style:font-weight-asian="bold" style:font-size-complex="12pt" style:font-weight-complex="bold"/>
    </style:style>
    <style:style style:name="P18" style:family="paragraph" style:parent-style-name="Standard">
      <style:paragraph-properties fo:margin-left="0.6in" fo:margin-right="0in" fo:text-align="start" style:justify-single-word="false" fo:text-indent="-0.6in" style:auto-text-indent="false"/>
      <style:text-properties officeooo:paragraph-rsid="0005ac57"/>
    </style:style>
    <style:style style:name="T1" style:family="text">
      <style:text-properties fo:color="#365f91" fo:font-weight="bold" style:font-weight-asian="bold" style:font-size-complex="12pt" style:font-weight-complex="bold"/>
    </style:style>
    <style:style style:name="T2" style:family="text">
      <style:text-properties fo:color="#365f91" style:font-size-complex="12pt"/>
    </style:style>
    <style:style style:name="T3" style:family="text">
      <style:text-properties fo:color="#365f91" style:font-name="Liberation Serif" fo:font-weight="bold" style:font-weight-asian="bold" style:font-size-complex="12pt" style:font-weight-complex="bold"/>
    </style:style>
    <style:style style:name="T4" style:family="text">
      <style:text-properties fo:color="#365f91" style:font-name="Liberation Serif" style:font-size-complex="12pt"/>
    </style:style>
    <style:style style:name="T5" style:family="text">
      <style:text-properties style:font-size-complex="12pt"/>
    </style:style>
    <style:style style:name="T6" style:family="text">
      <style:text-properties officeooo:rsid="0018092b" style:font-size-complex="12pt"/>
    </style:style>
    <style:style style:name="T7" style:family="text">
      <style:text-properties officeooo:rsid="00278a03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361a0" style:font-size-asian="12pt" style:font-weight-asian="normal" style:font-name-complex="Dubai Medium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01b9f8" style:font-size-asian="12pt" style:font-weight-asian="normal" style:font-name-complex="Dubai Medium" style:font-size-complex="12pt" style:font-weight-complex="normal"/>
    </style:style>
    <style:style style:name="T10" style:family="text">
      <style:text-properties fo:font-variant="normal" fo:text-transform="none" fo:color="#729fcf" style:font-name="Liberation Serif" fo:font-size="20pt" fo:letter-spacing="normal" fo:font-style="normal" fo:font-weight="bold" officeooo:rsid="000361a0" style:font-size-asian="20pt" style:font-weight-asian="bold" style:font-size-complex="20pt" style:font-weight-complex="bold"/>
    </style:style>
    <style:style style:name="T11" style:family="text">
      <style:text-properties fo:font-variant="normal" fo:text-transform="none" fo:color="#729fcf" style:font-name="Liberation Serif" fo:font-size="20pt" fo:letter-spacing="normal" fo:font-style="normal" fo:font-weight="bold" officeooo:rsid="00001e60" style:letter-kerning="true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style:font-name="Liberation Serif" style:font-size-complex="12pt"/>
    </style:style>
    <style:style style:name="T13" style:family="text">
      <style:text-properties style:font-name="Liberation Serif" officeooo:rsid="000361a0" style:font-size-complex="12pt"/>
    </style:style>
    <style:style style:name="T14" style:family="text">
      <style:text-properties style:font-name="Liberation Serif" officeooo:rsid="00278a03" style:font-size-complex="12pt"/>
    </style:style>
    <style:style style:name="T15" style:family="text">
      <style:text-properties style:font-name="Liberation Serif" officeooo:rsid="0018092b" style:font-size-complex="12pt"/>
    </style:style>
    <style:style style:name="T16" style:family="text">
      <style:text-properties style:font-name="Liberation Serif" officeooo:rsid="001eac3a" style:font-size-complex="12pt"/>
    </style:style>
    <style:style style:name="T17" style:family="text">
      <style:text-properties style:font-name="Liberation Serif" officeooo:rsid="0019bdd9" style:font-size-complex="12pt"/>
    </style:style>
    <style:style style:name="T18" style:family="text">
      <style:text-properties style:font-name="Liberation Serif" officeooo:rsid="0029bba7" style:font-size-complex="12pt"/>
    </style:style>
    <style:style style:name="T19" style:family="text">
      <style:text-properties style:font-name="Liberation Serif" officeooo:rsid="0001b9f8" style:font-size-complex="12pt"/>
    </style:style>
    <style:style style:name="T20" style:family="text">
      <style:text-properties style:font-name="Liberation Serif" officeooo:rsid="002d2b90" style:font-size-complex="12pt"/>
    </style:style>
    <style:style style:name="T21" style:family="text">
      <style:text-properties style:font-name="Liberation Serif" officeooo:rsid="001f795f" style:font-size-complex="12pt"/>
    </style:style>
    <style:style style:name="T22" style:family="text">
      <style:text-properties style:font-name="Liberation Serif" officeooo:rsid="00249f3a" style:font-size-complex="12pt"/>
    </style:style>
    <style:style style:name="T23" style:family="text">
      <style:text-properties style:font-name="Liberation Serif" officeooo:rsid="002d9d55" style:font-size-complex="12pt"/>
    </style:style>
    <style:style style:name="T24" style:family="text">
      <style:text-properties style:font-name="Liberation Serif" officeooo:rsid="0001ef3f" style:font-size-complex="12pt"/>
    </style:style>
    <style:style style:name="T25" style:family="text">
      <style:text-properties style:font-name="Liberation Serif" officeooo:rsid="0003adf4" style:font-size-complex="12pt"/>
    </style:style>
    <style:style style:name="T26" style:family="text">
      <style:text-properties style:font-name="Liberation Serif" officeooo:rsid="0005ac57" style:font-size-complex="12pt"/>
    </style:style>
    <style:style style:name="T27" style:family="text">
      <style:text-properties style:font-name="Liberation Serif" fo:font-weight="bold" style:font-weight-asian="bold" style:font-size-complex="12pt" style:font-weight-complex="bold"/>
    </style:style>
    <style:style style:name="T28" style:family="text">
      <style:text-properties fo:color="#000000" style:font-size-complex="12pt"/>
    </style:style>
    <style:style style:name="T29" style:family="text">
      <style:text-properties fo:font-weight="bold" style:font-weight-asian="bold" style:font-size-complex="12pt" style:font-weight-complex="bold"/>
    </style:style>
    <style:style style:name="T30" style:family="text">
      <style:text-properties officeooo:rsid="0005ac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0">Employee </text:span><text:span text:style-name="T11">Deletion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"><text:span text:style-name="T3">Use Case Name</text:span><text:span text:style-name="T4">:</text:span><text:span text:style-name="T12"> </text:span><text:span text:style-name="T8">Employee </text:span><text:span text:style-name="T9">Deletion</text:span></text:p>
          </table:table-cell>
          <table:covered-table-cell/>
          <table:table-cell table:style-name="Table1.A1" office:value-type="string">
            <text:p text:style-name="P1"><text:span text:style-name="T3">ID:</text:span><text:span text:style-name="T12"><text:tab/></text:span><text:span text:style-name="T13">1</text:span><text:span text:style-name="T19">8</text:span></text:p>
          </table:table-cell>
          <table:table-cell table:style-name="Table1.A1" office:value-type="string">
            <text:p text:style-name="P1"><text:span text:style-name="T3">Importance Level:</text:span><text:span text:style-name="T4"> </text:span><text:span text:style-name="T12"><text:s/></text:span><text:span text:style-name="T14">High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imary Actor : </text:span><text:span text:style-name="T6">Manager</text:span></text:p>
          </table:table-cell>
          <table:table-cell table:style-name="Table1.A1" table:number-columns-spanned="3" office:value-type="string">
            <text:p text:style-name="P2"><text:span text:style-name="T1">Use Case Type:</text:span><text:span text:style-name="T2"> <text:s/></text:span><text:span text:style-name="T28">Detail, Essential<text:tab/>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P5">Stakeholders and Interests: <text:tab/></text:p>
            <text:p text:style-name="P1"><text:span text:style-name="T12"><text:s/><text:tab/></text:span><text:span text:style-name="T15">Manager</text:span><text:span text:style-name="T12"> – </text:span><text:span text:style-name="T16">wants to</text:span><text:span text:style-name="T15"> </text:span><text:span text:style-name="T19">delete</text:span><text:span text:style-name="T13"> an employee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7">Brief Description:<text:tab/></text:p>
            <text:p text:style-name="P8"><text:span text:style-name="T12"><text:s text:c="12"/></text:span><text:span text:style-name="T15">This use case describes how manager </text:span><text:span text:style-name="T19">delete </text:span><text:span text:style-name="T13">an employee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9">Trigger:</text:p>
            <text:p text:style-name="P18"><text:span text:style-name="T12"><text:s text:c="9"/></text:span><text:span text:style-name="T14">Manager </text:span><text:span text:style-name="T17">clicks the </text:span><text:span text:style-name="T26">Employee</text:span><text:span text:style-name="T19">Delet</text:span><text:span text:style-name="T26">ion</text:span><text:span text:style-name="T19"> </text:span><text:span text:style-name="T17">button </text:span><text:span text:style-name="T14">in </text:span><text:span text:style-name="T26">EmployeeManagement page</text:span></text:p>
            <text:p text:style-name="P5">Type: </text:p>
            <text:p text:style-name="P10"><text:span text:style-name="T7">Ex</text:span><text:span text:style-name="T6">ternal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5">Relationships:</text:p>
            <text:p text:style-name="P10"><text:span text:style-name="T29">Association</text:span><text:span text:style-name="T5">: </text:span><text:span text:style-name="T6">Manager</text:span></text:p>
            <text:p text:style-name="P11"><text:span text:style-name="T12"><text:tab/></text:span><text:span text:style-name="T27">Include</text:span><text:span text:style-name="T12">:</text:span></text:p>
            <text:p text:style-name="P12"><text:span text:style-name="T5"><text:tab/></text:span><text:span text:style-name="T29">Extend</text:span><text:span text:style-name="T5">: </text:span></text:p>
            <text:p text:style-name="P12"><text:span text:style-name="T5"><text:tab/></text:span><text:span text:style-name="T29">Generalization</text:span><text:span text:style-name="T5">: <text:tab/>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4" office:value-type="string">
            <text:p text:style-name="P4">Normal Flow of Events:</text:p>
            <text:list xml:id="list2299422134" text:style-name="WWNum1">
              <text:list-item>
                <text:p text:style-name="P15"><text:span text:style-name="T17">Manager</text:span><text:span text:style-name="T21"> </text:span><text:span text:style-name="T20">sees</text:span><text:span text:style-name="T18"> <text:s/></text:span><text:span text:style-name="T22">his/her employees’ </text:span><text:span text:style-name="T20">list</text:span></text:p>
              </text:list-item>
              <text:list-item>
                <text:p text:style-name="P16"><text:span text:style-name="T17">He/She </text:span><text:span text:style-name="T18">can </text:span><text:span text:style-name="T20">search and filter </text:span><text:span text:style-name="T22">employees’ </text:span><text:span text:style-name="T20">list </text:span></text:p>
              </text:list-item>
              <text:list-item>
                <text:p text:style-name="P16"><text:span text:style-name="T17">He/She </text:span><text:span text:style-name="T20">select</text:span><text:span text:style-name="T26">s</text:span><text:span text:style-name="T20"> one employee </text:span></text:p>
              </text:list-item>
              <text:list-item>
                <text:p text:style-name="P16"><text:span text:style-name="T17">He/She </text:span><text:span text:style-name="T23">sees</text:span><text:span text:style-name="T20"> </text:span><text:span text:style-name="T23">the selected</text:span><text:span text:style-name="T20"> employee’</text:span><text:span text:style-name="T23">s p</text:span><text:span text:style-name="T24">rofile</text:span></text:p>
              </text:list-item>
              <text:list-item>
                <text:p text:style-name="P16"><text:span text:style-name="T17">He/She </text:span><text:span text:style-name="T25">deletes</text:span><text:span text:style-name="T20"> the selected employee</text:span></text:p>
              </text:list-item>
              <text:list-item>
                <text:p text:style-name="P16"><text:span text:style-name="T17">He/She </text:span><text:span text:style-name="T20">confirms the change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4" office:value-type="string">
            <text:p text:style-name="P5">Sub Flows: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4" office:value-type="string">
            <text:p text:style-name="P13">Alternate/Exceptional Flows:</text:p>
          </table:table-cell>
          <table:covered-table-cell/>
          <table:covered-table-cell/>
          <table:covered-table-cell/>
        </table:table-row>
      </table:table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ubai Medium" svg:font-family="'Dubai Medium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835in" loext:contextual-spacing="true"/>
      <style:text-properties fo:color="#4f81bd" style:font-name="Calibri" fo:font-family="Calibri" style:font-family-generic="roman" style:font-pitch="variable" fo:font-size="20pt" style:letter-kerning="true" style:font-size-asian="20pt" style:language-asian="ja" style:country-asian="JP" style:font-size-complex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8" style:display-name="ListLabel 18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09:46:44.438118967</meta:creation-date>
    <dc:date>2020-06-12T18:31:55.615881892</dc:date>
    <meta:editing-duration>PT3M39S</meta:editing-duration>
    <meta:editing-cycles>2</meta:editing-cycles>
    <meta:generator>LibreOffice/6.4.3.2$Linux_X86_64 LibreOffice_project/40$Build-2</meta:generator>
    <meta:document-statistic meta:table-count="1" meta:image-count="0" meta:object-count="0" meta:page-count="1" meta:paragraph-count="28" meta:word-count="103" meta:character-count="746" meta:non-whitespace-character-count="637"/>
  </office:meta>
</office:document-meta>
</file>